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20000027224FA90F1B1D17E4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5cm, 8.263cm, 4.012cm, 0.3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99cm" svg:height="2.799cm" svg:x="0.4cm" svg:y="5.6cm">
          <draw:image xlink:href="Pictures/10000000000002720000027224FA90F1B1D17E4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9T17:26:01.049909381</meta:creation-date>
    <dc:date>2021-02-10T19:50:53.237271591</dc:date>
    <meta:editing-duration>P1DT2H14M4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